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190" officeooo:paragraph-rsid="001f8190"/>
    </style:style>
    <style:style style:name="P2" style:family="paragraph" style:parent-style-name="Standard">
      <style:text-properties officeooo:rsid="00225d32" officeooo:paragraph-rsid="00225d32"/>
    </style:style>
    <style:style style:name="P3" style:family="paragraph" style:parent-style-name="Standard">
      <style:text-properties officeooo:rsid="0023e155" officeooo:paragraph-rsid="0023e155"/>
    </style:style>
    <style:style style:name="P4" style:family="paragraph" style:parent-style-name="Standard">
      <style:text-properties officeooo:rsid="00257220" officeooo:paragraph-rsid="00257220"/>
    </style:style>
    <style:style style:name="P5" style:family="paragraph" style:parent-style-name="Standard">
      <style:text-properties officeooo:rsid="002a0fcd" officeooo:paragraph-rsid="002a0fcd"/>
    </style:style>
    <style:style style:name="P6" style:family="paragraph" style:parent-style-name="Standard">
      <style:text-properties officeooo:rsid="002c5f2f" officeooo:paragraph-rsid="002c5f2f"/>
    </style:style>
    <style:style style:name="P7" style:family="paragraph" style:parent-style-name="Standard">
      <style:paragraph-properties fo:break-before="page"/>
      <style:text-properties officeooo:rsid="002c5f2f" officeooo:paragraph-rsid="002c5f2f"/>
    </style:style>
    <style:style style:name="P8" style:family="paragraph" style:parent-style-name="Standard" style:list-style-name="L1">
      <style:text-properties officeooo:rsid="001f8190" officeooo:paragraph-rsid="001f8190"/>
    </style:style>
    <style:style style:name="P9" style:family="paragraph" style:parent-style-name="Standard" style:list-style-name="L2">
      <style:text-properties officeooo:rsid="001f8190" officeooo:paragraph-rsid="001f8190"/>
    </style:style>
    <style:style style:name="P10" style:family="paragraph" style:parent-style-name="Standard" style:list-style-name="L2">
      <style:text-properties officeooo:rsid="0020c7e1" officeooo:paragraph-rsid="0020c7e1"/>
    </style:style>
    <style:style style:name="P11" style:family="paragraph" style:parent-style-name="Standard" style:list-style-name="L2">
      <style:text-properties officeooo:rsid="00225d32" officeooo:paragraph-rsid="00225d32"/>
    </style:style>
    <style:style style:name="P12" style:family="paragraph" style:parent-style-name="Standard" style:list-style-name="L3">
      <style:text-properties officeooo:rsid="00225d32" officeooo:paragraph-rsid="00225d32"/>
    </style:style>
    <style:style style:name="P13" style:family="paragraph" style:parent-style-name="Standard" style:list-style-name="L4">
      <style:text-properties officeooo:rsid="00225d32" officeooo:paragraph-rsid="00225d32"/>
    </style:style>
    <style:style style:name="P14" style:family="paragraph" style:parent-style-name="Standard" style:list-style-name="L5">
      <style:text-properties officeooo:rsid="00225d32" officeooo:paragraph-rsid="00225d32"/>
    </style:style>
    <style:style style:name="P15" style:family="paragraph" style:parent-style-name="Standard" style:list-style-name="L6">
      <style:text-properties officeooo:rsid="0023e155" officeooo:paragraph-rsid="0023e155"/>
    </style:style>
    <style:style style:name="P16" style:family="paragraph" style:parent-style-name="Standard" style:list-style-name="L7">
      <style:text-properties officeooo:rsid="00257220" officeooo:paragraph-rsid="00257220"/>
    </style:style>
    <style:style style:name="P17" style:family="paragraph" style:parent-style-name="Standard" style:list-style-name="L8">
      <style:text-properties officeooo:rsid="002811b2" officeooo:paragraph-rsid="002811b2"/>
    </style:style>
    <style:style style:name="P18" style:family="paragraph" style:parent-style-name="Standard" style:list-style-name="L8">
      <style:text-properties officeooo:rsid="002a0fcd" officeooo:paragraph-rsid="002a0fcd"/>
    </style:style>
    <style:style style:name="P19" style:family="paragraph" style:parent-style-name="Standard" style:list-style-name="L9">
      <style:text-properties officeooo:rsid="002a0fcd" officeooo:paragraph-rsid="002a0fcd"/>
    </style:style>
    <style:style style:name="P20" style:family="paragraph" style:parent-style-name="Standard" style:list-style-name="L10">
      <style:text-properties officeooo:rsid="002b52fc" officeooo:paragraph-rsid="002b52fc"/>
    </style:style>
    <style:style style:name="P21" style:family="paragraph" style:parent-style-name="Standard" style:list-style-name="L10">
      <style:text-properties officeooo:rsid="002c5f2f" officeooo:paragraph-rsid="002c5f2f"/>
    </style:style>
    <style:style style:name="P22" style:family="paragraph" style:parent-style-name="Standard" style:list-style-name="L11">
      <style:text-properties officeooo:rsid="002fd9c2" officeooo:paragraph-rsid="002fd9c2"/>
    </style:style>
    <style:style style:name="P23" style:family="paragraph" style:parent-style-name="Standard" style:list-style-name="L12">
      <style:text-properties officeooo:rsid="002fd9c2" officeooo:paragraph-rsid="002fd9c2"/>
    </style:style>
    <style:style style:name="P24" style:family="paragraph" style:parent-style-name="Standard" style:list-style-name="L12">
      <style:text-properties officeooo:rsid="002efc0d" officeooo:paragraph-rsid="002efc0d"/>
    </style:style>
    <style:style style:name="P25" style:family="paragraph" style:parent-style-name="Standard" style:list-style-name="L12">
      <style:text-properties officeooo:rsid="002f4e97" officeooo:paragraph-rsid="002f4e97"/>
    </style:style>
    <style:style style:name="P26" style:family="paragraph" style:parent-style-name="Standard" style:list-style-name="L12">
      <style:text-properties officeooo:rsid="0030ab42" officeooo:paragraph-rsid="0030ab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e155"/>
    </style:style>
    <style:style style:name="T3" style:family="text">
      <style:text-properties officeooo:rsid="00257220"/>
    </style:style>
    <style:style style:name="T4" style:family="text">
      <style:text-properties officeooo:rsid="002811b2"/>
    </style:style>
    <style:style style:name="T5" style:family="text">
      <style:text-properties officeooo:rsid="002a0fcd"/>
    </style:style>
    <style:style style:name="T6" style:family="text">
      <style:text-properties officeooo:rsid="002b52fc"/>
    </style:style>
    <style:style style:name="T7" style:family="text">
      <style:text-properties officeooo:rsid="002dab77"/>
    </style:style>
    <style:style style:name="T8" style:family="text">
      <style:text-properties officeooo:rsid="002efc0d"/>
    </style:style>
    <style:style style:name="T9" style:family="text">
      <style:text-properties officeooo:rsid="002f4e97"/>
    </style:style>
    <style:style style:name="T10" style:family="text">
      <style:text-properties officeooo:rsid="002fd9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se lyší od Midase a co je spojuje</text:p>
      <text:p text:style-name="P1">Spojuje:</text:p>
      <text:list xml:id="list5471178328860202870" text:style-name="L1">
        <text:list-item>
          <text:p text:style-name="P8">oslí uši</text:p>
        </text:list-item>
        <text:list-item>
          <text:p text:style-name="P8">oba dva jsou vyvedeni ze svého omylu</text:p>
        </text:list-item>
        <text:list-item>
          <text:p text:style-name="P8">šeptání do vrby/rákosí</text:p>
        </text:list-item>
        <text:list-item>
          <text:p text:style-name="P8"/>
        </text:list-item>
      </text:list>
      <text:p text:style-name="P1"/>
      <text:p text:style-name="P1"><text:span text:style-name="T1">Božena Němcová</text:span> (1820? - 1862)</text:p>
      <text:list xml:id="list7389890969739284573" text:style-name="L2">
        <text:list-item>
          <text:p text:style-name="P9">Život</text:p>
          <text:list>
            <text:list-item>
              <text:p text:style-name="P9">Za svobodna Panklová</text:p>
            </text:list-item>
            <text:list-item>
              <text:p text:style-name="P9">O jejím dětství je toho známo jen málo, její matka byla česká služebná, otec německý kočí. Existují ale spekulace, že tito rodiče ji pouze vychovávali, a že Božena byla nemanželskou dcerou aristokratky kněžny Zaháňské</text:p>
              <text:list>
                <text:list-item>
                  <text:p text:style-name="P9">Podle toho se jí také dostalo vyjímečného vzdělání</text:p>
                </text:list-item>
              </text:list>
            </text:list-item>
            <text:list-item>
              <text:p text:style-name="P9">Narodila se možná o 3 roky dříve, protože do školy nastoupila v roce 1824, což by bylo podle tehdejších zákonů nelegální</text:p>
            </text:list-item>
            <text:list-item>
              <text:p text:style-name="P9">Dětství prožila v Ratibořicích u babičky Magdaleny Novotné</text:p>
              <text:list>
                <text:list-item>
                  <text:p text:style-name="P9">Zde strávila 4 roky</text:p>
                </text:list-item>
              </text:list>
            </text:list-item>
            <text:list-item>
              <text:p text:style-name="P9">Po dokončení ZŠD byla dána na výchovu k jednomu úředníkovi</text:p>
              <text:list>
                <text:list-item>
                  <text:p text:style-name="P9">Využívala jeho knihovnu, vyrostl zájem o literaturu</text:p>
                </text:list-item>
                <text:list-item>
                  <text:p text:style-name="P9">Další indície toho, že byla starší, než uváděla.</text:p>
                  <text:list>
                    <text:list-item>
                      <text:p text:style-name="P9">Když tam byla, mělo by jí být 13 let, ale podle deníků se bavila s 18letými</text:p>
                      <text:list>
                        <text:list-item>
                          <text:p text:style-name="P9">Musela odjet, protože se o ni začal její kantor ucház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Asi ve 20 si vzala o 15 let staršího vlastence Josefa Němce</text:p>
              <text:list>
                <text:list-item>
                  <text:p text:style-name="P9">Na nátlak matky</text:p>
                </text:list-item>
                <text:list-item>
                  <text:p text:style-name="P9">Povoláním něco jako celník → hodně cestovali</text:p>
                  <text:list>
                    <text:list-item>
                      <text:p text:style-name="P9">Proto Němcová poznala tolik českých a slovenských vesnic</text:p>
                    </text:list-item>
                    <text:list-item>
                      <text:p text:style-name="P9">4 děti</text:p>
                    </text:list-item>
                  </text:list>
                </text:list-item>
              </text:list>
            </text:list-item>
            <text:list-item>
              <text:p text:style-name="P10">Dostala se tak i do Prahy</text:p>
              <text:list>
                <text:list-item>
                  <text:p text:style-name="P10">Velmi kladně přijata, protože byla žena</text:p>
                  <text:list>
                    <text:list-item>
                      <text:p text:style-name="P10">Mnoho autorů psalo pod ženskými pseudonymy, aby to vypadalo, že máme i ženské autorky</text:p>
                    </text:list-item>
                  </text:list>
                </text:list-item>
              </text:list>
            </text:list-item>
            <text:list-item>
              <text:p text:style-name="P10">Manželi byla často nevěrná</text:p>
            </text:list-item>
            <text:list-item>
              <text:p text:style-name="P10">Zemřela v Praze</text:p>
            </text:list-item>
          </text:list>
        </text:list-item>
        <text:list-item>
          <text:p text:style-name="P11">Dílo</text:p>
          <text:list>
            <text:list-item>
              <text:p text:style-name="P11">Spojení Biedermeieru, realismu i romantizmu</text:p>
              <text:list>
                <text:list-item>
                  <text:p text:style-name="P11">Snaží se také vychovávat</text:p>
                </text:list-item>
              </text:list>
            </text:list-item>
            <text:list-item>
              <text:p text:style-name="P11">Její prvotiny byly krátké básně a novinové články</text:p>
            </text:list-item>
          </text:list>
        </text:list-item>
      </text:list>
      <text:p text:style-name="P2"><text:tab/></text:p>
      <text:p text:style-name="P2"><text:tab/>Hospodyně, na slovíčko!</text:p>
      <text:list xml:id="list8805924692610667206" text:style-name="L3">
        <text:list-item>
          <text:p text:style-name="P12">Volá po rovnosti mezi ženami</text:p>
        </text:list-item>
      </text:list>
      <text:p text:style-name="P2"/>
      <text:p text:style-name="P2"><text:tab/>Ženám českým</text:p>
      <text:list xml:id="list8816712524740941002" text:style-name="L4">
        <text:list-item>
          <text:p text:style-name="P13">Žena má být dobrou matkou a vychovávat vlastence</text:p>
        </text:list-item>
      </text:list>
      <text:p text:style-name="P2"/>
      <text:p text:style-name="P2"><text:tab/>Národní báchorky a pověsti</text:p>
      <text:p text:style-name="P2"><text:tab/>Slovenské pohádky a pověsti</text:p>
      <text:list xml:id="list9045693461186139014" text:style-name="L5">
        <text:list-item>
          <text:p text:style-name="P14">Až do 19. století byly pohádky hlavně pro dospělé</text:p>
          <text:list>
            <text:list-item>
              <text:p text:style-name="P14">popisování násilí, incestní vztahy</text:p>
            </text:list-item>
          </text:list>
        </text:list-item>
      </text:list>
      <text:p text:style-name="P2"><text:soft-page-break/><text:tab/><text:span text:style-name="T2">Obrazy z okolí domažlického</text:span></text:p>
      <text:list xml:id="list6526185415646067024" text:style-name="L6">
        <text:list-item>
          <text:p text:style-name="P15">Soubor publicistických článků pro časopis Květy, které psala ze svých cest s manželem</text:p>
        </text:list-item>
        <text:list-item>
          <text:p text:style-name="P15">články cestopisné, zeměpisné</text:p>
        </text:list-item>
        <text:list-item>
          <text:p text:style-name="P15">nejrealističtější dílo Boženy Němcové</text:p>
          <text:list>
            <text:list-item>
              <text:p text:style-name="P15">Popis zvyků, krojů, nářečí</text:p>
            </text:list-item>
            <text:list-item>
              <text:p text:style-name="P15">Všímá si i sociálních problémů domažlicka</text:p>
            </text:list-item>
          </text:list>
        </text:list-item>
      </text:list>
      <text:p text:style-name="P3"><text:tab/></text:p>
      <text:p text:style-name="P3"><text:tab/><text:span text:style-name="T3">Divá Bára, Karla, Dobrý člověk</text:span></text:p>
      <text:list xml:id="list8539263432931168453" text:style-name="L7">
        <text:list-item>
          <text:p text:style-name="P16">Němcová hledá postavu ideálního člověka → mravně čistého vesnického vlastence.</text:p>
        </text:list-item>
        <text:list-item>
          <text:p text:style-name="P16">Skoro novely → krátké povídky</text:p>
        </text:list-item>
        <text:list-item>
          <text:p text:style-name="P16">Jsou sice realistické, ale konce vždy končí idealisticky a dobře uvědoměním vzájemných křivd a omylů</text:p>
          <text:list>
            <text:list-item>
              <text:p text:style-name="P16">Utopický socializmus?</text:p>
            </text:list-item>
          </text:list>
        </text:list-item>
      </text:list>
      <text:p text:style-name="P4"/>
      <text:p text:style-name="P4"><text:tab/><text:span text:style-name="T4">Divá Bára</text:span></text:p>
      <text:list xml:id="list8595435021272324543" text:style-name="L8">
        <text:list-item>
          <text:p text:style-name="P17">Málo přátel, silná emancipovaná žena, netradiční chování</text:p>
          <text:list>
            <text:list-item>
              <text:p text:style-name="P17">Největší přítelkyní dívka Eliška</text:p>
              <text:list>
                <text:list-item>
                  <text:p text:style-name="P17">Ta odjede do Prahy a až se vrátí, svěří se Báře, že se v Praze zamilovala do lékaře → odpor společnosti, má si vzít statkáře</text:p>
                </text:list-item>
                <text:list-item>
                  <text:p text:style-name="P17">Bára jí chce pomoct, a když zjistí, že statkář se bojí noci <text:span text:style-name="T5">a ona se ho rozhodne vystrašit jako strašidlo.</text:span></text:p>
                  <text:list>
                    <text:list-item>
                      <text:p text:style-name="P18">Odhalena, za trest musí přespat v márnici</text:p>
                    </text:list-item>
                    <text:list-item>
                      <text:p text:style-name="P18">Ráno ji tam najde myslivec, který ji dlouho miloval a požádá ji o ruk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eta Elišky nakonec svolí, že si může vzít lékaře</text:p>
        </text:list-item>
      </text:list>
      <text:p text:style-name="P5"/>
      <text:p text:style-name="P5"><text:tab/>Karla</text:p>
      <text:list xml:id="list5143379099600920424" text:style-name="L9">
        <text:list-item>
          <text:p text:style-name="P19">Vdova se vrací do rodné vesnice se svou dceru Karlou</text:p>
        </text:list-item>
        <text:list-item>
          <text:p text:style-name="P19">Nemá moc peněz, takže se ubytuje u rychtáře</text:p>
        </text:list-item>
        <text:list-item>
          <text:p text:style-name="P19">Karla je ve skutečnosti Karel převlečený proto, aby nebyl odveden na vojnu</text:p>
        </text:list-item>
        <text:list-item>
          <text:p text:style-name="P19">Karel už nedokáže žít v tajemství a tak odejde do Prahy na vojnu</text:p>
        </text:list-item>
      </text:list>
      <text:p text:style-name="P5"/>
      <text:p text:style-name="P5"><text:tab/><text:span text:style-name="T6">V zámku a podzámčí</text:span></text:p>
      <text:list xml:id="list9151865878090363890" text:style-name="L10">
        <text:list-item>
          <text:p text:style-name="P20">Jedna ze složitějších próz s četnými sociálními otázkami</text:p>
        </text:list-item>
        <text:list-item>
          <text:p text:style-name="P20">Jazyk vznešenější a složitějších</text:p>
          <text:list>
            <text:list-item>
              <text:p text:style-name="P20">Psáno s jiným cílem než u Havlíčka → aktuální problémy sentimentální cestou</text:p>
            </text:list-item>
          </text:list>
        </text:list-item>
        <text:list-item>
          <text:p text:style-name="P20">Rozdíly mezi životem bohatých a chudých lidí</text:p>
        </text:list-item>
        <text:list-item>
          <text:p text:style-name="P21">V zámku bydlí hraběnka Skočdopolová → koupila si titul a panství</text:p>
        </text:list-item>
        <text:list-item>
          <text:p text:style-name="P21">Matka Vojtěcha umře na podv<text:span text:style-name="T7">ý</text:span>živu</text:p>
        </text:list-item>
        <text:list-item>
          <text:p text:style-name="P21">Do města se dostane cholera, dostanou ji všichni</text:p>
        </text:list-item>
        <text:list-item>
          <text:p text:style-name="P21">Končí idealisticky</text:p>
        </text:list-item>
      </text:list>
      <text:p text:style-name="P6"/>
      <text:p text:style-name="P7"/>
      <text:p text:style-name="P6"/>
      <text:p text:style-name="P6"><text:tab/><text:span text:style-name="T8">Babička (aneb Obrazy z venkovského života)</text:span></text:p>
      <text:list xml:id="list3149645814166544885" text:style-name="L11">
        <text:list-item>
          <text:p text:style-name="P22">Hlavně Biedermeier</text:p>
        </text:list-item>
      </text:list>
      <text:list xml:id="list4331256703592194224" text:style-name="L12">
        <text:list-item>
          <text:p text:style-name="P24">Povídka až román</text:p>
        </text:list-item>
        <text:list-item>
          <text:p text:style-name="P24">Nedějová próza</text:p>
          <text:list>
            <text:list-item>
              <text:p text:style-name="P24">Kvality spočívají ve výborném vyprávění</text:p>
            </text:list-item>
          </text:list>
        </text:list-item>
        <text:list-item>
          <text:p text:style-name="P24">První románové dílo, kde je hlavní postavou obyčejný venkovský člověk</text:p>
          <text:list>
            <text:list-item>
              <text:p text:style-name="P24">Vymykají se pouze šílená Viktorka a Babička, která je karikaturou vesnického života</text:p>
            </text:list-item>
          </text:list>
        </text:list-item>
        <text:list-item>
          <text:p text:style-name="P24">Děj se věnuje rodině Proškových, kteří žijí na venk<text:span text:style-name="T9">ov</text:span>ě do starého bělidla u Ratibořic k babičce Proškovic. Její dcera totiž získala práci na zámku a Babička musí o děti pečovat.</text:p>
        </text:list-item>
        <text:list-item>
          <text:p text:style-name="P24">4 děti</text:p>
        </text:list-item>
        <text:list-item>
          <text:p text:style-name="P24">Babička se jako moudrá žena stává velmi oblíbenou, je respektována i paní kněžnou.</text:p>
          <text:list>
            <text:list-item>
              <text:p text:style-name="P24">U té se několikrát přimluví za některé obyvatele vesnice</text:p>
            </text:list-item>
          </text:list>
        </text:list-item>
        <text:list-item>
          <text:p text:style-name="P25">Příběh končí smrtí Babičky</text:p>
          <text:list>
            <text:list-item>
              <text:p text:style-name="P25">Kněžna řekne: „Šťastná to žena.“</text:p>
            </text:list-item>
          </text:list>
        </text:list-item>
        <text:list-item>
          <text:p text:style-name="P25">Popisy se věnují venkovskému životu, převážně práci, a v druhé linii jsou popisy zaměřené na změnu přírody a ročních období a na tradice a svátky</text:p>
        </text:list-item>
        <text:list-item>
          <text:p text:style-name="P25">babička</text:p>
          <text:list>
            <text:list-item>
              <text:p text:style-name="P25">Jako mladá utekla s vojákem</text:p>
            </text:list-item>
            <text:list-item>
              <text:p text:style-name="P25">Její manžel nakonec zemřel na stará zranění z bitvy</text:p>
            </text:list-item>
            <text:list-item>
              <text:p text:style-name="P25">Pověrčivá, skromná, pracovitá, pečlivá, snaží se děti naučit úctě, pokoře, <text:span text:style-name="T10">tradicím, pracovitost</text:span></text:p>
            </text:list-item>
            <text:list-item>
              <text:p text:style-name="P23">Ideálem, zosobněním dokonalého člověka</text:p>
            </text:list-item>
          </text:list>
        </text:list-item>
        <text:list-item>
          <text:p text:style-name="P23">Viktorka</text:p>
          <text:list>
            <text:list-item>
              <text:p text:style-name="P23">Nejvíce romantistická postava</text:p>
              <text:list>
                <text:list-item>
                  <text:p text:style-name="P23">V mládí velmi vybírává co se týče mužů</text:p>
                </text:list-item>
              </text:list>
            </text:list-item>
            <text:list-item>
              <text:p text:style-name="P23">Kritický moment nastává, když přijde Černý myslivec/voják a pronásleduje ji</text:p>
              <text:list>
                <text:list-item>
                  <text:p text:style-name="P23">Viktorka se do něj tragicky zamiluje, když Černý odjede, tak se zblázní.</text:p>
                </text:list-item>
                <text:list-item>
                  <text:p text:style-name="P26">Měla zřejmě nemanželské dítě s myslivcem, které zabije</text:p>
                </text:list-item>
              </text:list>
            </text:list-item>
            <text:list-item>
              <text:p text:style-name="P26">Erbenovská smrt</text:p>
              <text:list>
                <text:list-item>
                  <text:p text:style-name="P26">Zabije ji blesk, když se schovává pod stromem</text:p>
                </text:list-item>
              </text:list>
            </text:list-item>
            <text:list-item>
              <text:p text:style-name="P26">Její role je hlavně kontrastní k šťastným láskám na vesnici, velmi se podobá životu babičky v mládí (babička dokonce děti nabádá, aby se jí za její život nesmá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01:42.225712867</meta:creation-date>
    <dc:date>2018-03-14T12:33:49.156395678</dc:date>
    <meta:editing-duration>PT42M1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3" meta:paragraph-count="104" meta:word-count="871" meta:character-count="4888" meta:non-whitespace-character-count="4195"/>
  </office:meta>
</office:document-meta>
</file>